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cm" fo:text-align="center" style:justify-single-word="false"/>
    </style:style>
    <style:style style:name="P2" style:family="paragraph" style:parent-style-name="Author">
      <style:paragraph-properties fo:margin-top="0cm" fo:margin-bottom="0cm"/>
      <style:text-properties style:font-name="Times New Roman" fo:language="pt" fo:country="BR"/>
    </style:style>
    <style:style style:name="P3" style:family="paragraph" style:parent-style-name="Email">
      <style:paragraph-properties fo:margin-top="0cm" fo:margin-bottom="0cm"/>
      <style:text-properties style:text-position="super 58%" style:font-name="Times New Roman" fo:font-size="16pt" fo:language="pt" fo:country="BR" style:font-size-asian="16pt" style:font-size-complex="16pt"/>
    </style:style>
    <style:style style:name="P4" style:family="paragraph" style:parent-style-name="Text_20_body">
      <style:paragraph-properties fo:margin-left="0cm" fo:margin-right="0cm" fo:margin-top="0cm" fo:margin-bottom="0cm" fo:line-height="100%" fo:text-indent="0cm" style:auto-text-indent="false"/>
      <style:text-properties style:font-name="Times New Roman" fo:font-size="12pt" style:font-size-asian="12pt" style:font-size-complex="12pt"/>
    </style:style>
    <style:style style:name="P5" style:family="paragraph" style:parent-style-name="Title" style:master-page-name="Standard">
      <style:paragraph-properties fo:margin-top="0cm" fo:margin-bottom="0cm" fo:text-align="center" style:justify-single-word="false" style:page-number="101"/>
      <style:text-properties style:font-name="Times New Roman" fo:language="pt" fo:country="BR"/>
    </style:style>
    <style:style style:name="P6" style:family="paragraph" style:parent-style-name="Standard">
      <style:paragraph-properties fo:margin-left="0cm" fo:margin-right="0cm" fo:margin-top="0cm" fo:margin-bottom="0cm" fo:line-height="100%" fo:text-indent="0cm" style:auto-text-indent="false"/>
      <style:text-properties style:font-name="Times New Roman" fo:font-size="12pt" fo:language="pt" fo:country="BR" style:font-size-asian="12pt" style:font-size-complex="12pt" style:language-complex="ar" style:country-complex="SA"/>
    </style:style>
    <style:style style:name="P7" style:family="paragraph" style:parent-style-name="Standard">
      <style:paragraph-properties fo:margin-left="0cm" fo:margin-right="0cm" fo:margin-top="0cm" fo:margin-bottom="0cm" fo:line-height="100%" fo:text-indent="0cm" style:auto-text-indent="false"/>
    </style:style>
    <style:style style:name="P8" style:family="paragraph" style:parent-style-name="Standard">
      <style:paragraph-properties fo:margin-left="0cm" fo:margin-right="0cm" fo:margin-top="0cm" fo:margin-bottom="0cm" fo:line-height="100%" fo:text-align="center" style:justify-single-word="false" fo:text-indent="0cm" style:auto-text-indent="false"/>
    </style:style>
    <style:style style:name="P9" style:family="paragraph" style:parent-style-name="Standard">
      <style:paragraph-properties fo:margin-top="0cm" fo:margin-bottom="0cm" fo:text-align="center" style:justify-single-word="false"/>
    </style:style>
    <style:style style:name="P10" style:family="paragraph" style:parent-style-name="Standard">
      <style:paragraph-properties fo:margin-top="0cm" fo:margin-bottom="0cm" fo:text-align="center" style:justify-single-word="false" fo:break-before="column"/>
    </style:style>
    <style:style style:name="P11" style:family="paragraph" style:parent-style-name="Heading_20_1">
      <style:paragraph-properties fo:margin-left="0cm" fo:margin-right="0cm" fo:margin-top="0cm" fo:margin-bottom="0cm" fo:line-height="100%" fo:text-indent="0cm" style:auto-text-indent="false"/>
      <style:text-properties style:font-name="Times New Roman" fo:font-size="12pt" fo:language="pt" fo:country="BR" style:font-size-asian="12pt" style:font-size-complex="12pt"/>
    </style:style>
    <style:style style:name="P12" style:family="paragraph" style:parent-style-name="Heading_20_1">
      <style:paragraph-properties fo:margin-left="0cm" fo:margin-right="0cm" fo:margin-top="0cm" fo:margin-bottom="0cm" fo:line-height="100%" fo:text-indent="0cm" style:auto-text-indent="false"/>
      <style:text-properties style:font-name="Times New Roman" fo:font-size="12pt" fo:language="pt" fo:country="BR" style:font-size-asian="12pt" style:font-size-complex="12pt" style:language-complex="ar" style:country-complex="SA"/>
    </style:style>
    <style:style style:name="P13" style:family="paragraph" style:parent-style-name="Heading_20_1">
      <style:paragraph-properties fo:margin-left="0cm" fo:margin-right="0cm" fo:margin-top="0cm" fo:margin-bottom="0cm" fo:line-height="100%" fo:text-align="center" style:justify-single-word="false" fo:text-indent="0cm" style:auto-text-indent="false"/>
    </style:style>
    <style:style style:name="P14" style:family="paragraph" style:parent-style-name="Heading_20_1">
      <style:paragraph-properties fo:margin-left="0cm" fo:margin-right="0cm" fo:margin-top="0cm" fo:margin-bottom="0cm" fo:line-height="100%" fo:text-indent="0cm" style:auto-text-indent="false"/>
      <style:text-properties fo:language="pt" fo:country="BR"/>
    </style:style>
    <style:style style:name="P15" style:family="paragraph" style:parent-style-name="Author">
      <style:paragraph-properties fo:margin-top="0cm" fo:margin-bottom="0cm"/>
    </style:style>
    <style:style style:name="P16" style:family="paragraph" style:parent-style-name="Author">
      <style:paragraph-properties fo:margin-top="0cm" fo:margin-bottom="0cm"/>
      <style:text-properties style:font-name="Times New Roman"/>
    </style:style>
    <style:style style:name="P17" style:family="paragraph" style:parent-style-name="Text_20_body">
      <style:paragraph-properties fo:margin-left="0cm" fo:margin-right="0cm" fo:margin-top="0cm" fo:margin-bottom="0cm" fo:line-height="100%" fo:text-indent="0cm" style:auto-text-indent="false"/>
      <style:text-properties style:font-name="Times New Roman" fo:font-size="12pt" fo:language="pt" fo:country="BR" style:font-size-asian="12pt" style:font-size-complex="12pt" style:language-complex="ar" style:country-complex="SA"/>
    </style:style>
    <style:style style:name="P18" style:family="paragraph" style:parent-style-name="Text_20_body">
      <style:paragraph-properties fo:margin-left="0cm" fo:margin-right="0cm" fo:margin-top="0cm" fo:margin-bottom="0cm" fo:line-height="100%" fo:text-indent="0cm" style:auto-text-indent="false"/>
      <style:text-properties style:font-name="Times New Roman" fo:font-size="12pt" fo:language="pt" fo:country="BR" style:font-size-asian="12pt" style:font-size-complex="12pt"/>
    </style:style>
    <style:style style:name="P19" style:family="paragraph" style:parent-style-name="Text_20_body">
      <style:paragraph-properties fo:margin-left="0cm" fo:margin-right="0cm" fo:margin-top="0cm" fo:margin-bottom="0cm" fo:line-height="100%" fo:text-align="justify" style:justify-single-word="false" fo:text-indent="0cm" style:auto-text-indent="false"/>
      <style:text-properties style:font-name="Times New Roman" fo:font-size="12pt" fo:language="pt" fo:country="BR" style:font-size-asian="12pt" style:font-size-complex="12pt"/>
    </style:style>
    <style:style style:name="T1" style:family="text">
      <style:text-properties fo:language="pt" fo:country="BR"/>
    </style:style>
    <style:style style:name="T2" style:family="text">
      <style:text-properties style:text-position="super 58%" fo:language="pt" fo:country="BR"/>
    </style:style>
    <style:style style:name="T3" style:family="text">
      <style:text-properties style:text-position="super 58%" style:font-name="Times New Roman"/>
    </style:style>
    <style:style style:name="T4" style:family="text">
      <style:text-properties style:text-position="super 58%" style:font-name="Times New Roman" fo:language="pt" fo:country="BR"/>
    </style:style>
    <style:style style:name="T5" style:family="text">
      <style:text-properties fo:font-variant="normal" fo:text-transform="none" fo:color="#000000" fo:letter-spacing="normal" fo:font-style="normal" fo:font-weight="normal" style:font-weight-asian="normal" style:font-weight-complex="normal"/>
    </style:style>
    <style:style style:name="T6"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color="#000000" style:font-name="Times New Roman" fo:font-size="12pt" fo:letter-spacing="normal" fo:language="pt" fo:country="BR" fo:font-style="normal" fo:font-weight="normal"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style:font-name="Times New Roman" fo:font-size="12pt" fo:letter-spacing="normal" fo:language="pt" fo:country="BR" fo:font-style="normal" fo:font-weight="normal" style:font-size-asian="12pt" style:font-style-asian="normal" style:font-weight-asian="normal" style:font-size-complex="12pt" style:language-complex="ar" style:country-complex="SA" style:font-style-complex="normal" style:font-weight-complex="normal"/>
    </style:style>
    <style:style style:name="T10" style:family="text">
      <style:text-properties fo:font-variant="normal" fo:text-transform="none" fo:color="#000000" style:font-name="Times New Roman" fo:font-size="12pt" fo:letter-spacing="normal" fo:language="pt" fo:country="BR" fo:font-style="normal" fo:font-weight="normal" style:font-size-asian="12pt" style:font-style-asian="normal" style:font-weight-asian="normal" style:language-complex="ar" style:country-complex="SA" style:font-style-complex="normal" style:font-weight-complex="normal"/>
    </style:style>
    <style:style style:name="T11" style:family="text">
      <style:text-properties fo:font-variant="normal" fo:text-transform="none" fo:color="#000000" style:font-name="Times New Roman" fo:font-size="12pt" fo:letter-spacing="normal" fo:language="pt" fo:country="BR"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Times New Roman" fo:font-size="12pt" fo:letter-spacing="normal" fo:language="pt" fo:country="BR" fo:font-style="normal" fo:font-weight="normal" style:font-size-asian="12pt" style:font-weight-asian="normal" style:font-weight-complex="normal"/>
    </style:style>
    <style:style style:name="T13" style:family="text">
      <style:text-properties fo:font-variant="normal" fo:text-transform="none" fo:color="#000000" style:font-name="Times New Roman" fo:font-size="12pt" fo:letter-spacing="normal" fo:language="pt" fo:country="BR" fo:font-style="normal" fo:font-weight="normal" style:font-size-asian="12pt" style:font-weight-asian="normal" style:language-complex="ar" style:country-complex="SA" style:font-weight-complex="normal"/>
    </style:style>
    <style:style style:name="T14" style:family="text">
      <style:text-properties fo:font-variant="normal" fo:text-transform="none" fo:color="#000000" style:font-name="Times New Roman" fo:font-size="12pt" fo:letter-spacing="normal" fo:language="pt" fo:country="BR"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5" style:family="text">
      <style:text-properties fo:font-variant="normal" fo:text-transform="none" fo:color="#000000" style:font-name="Times New Roman" fo:font-size="12pt" fo:letter-spacing="normal" fo:language="pt" fo:country="BR" fo:font-style="italic" fo:font-weight="normal" style:font-size-asian="12pt" style:font-style-asian="italic" style:font-weight-asian="normal" style:font-size-complex="12pt" style:font-style-complex="italic" style:font-weight-complex="normal"/>
    </style:style>
    <style:style style:name="T16" style:family="text">
      <style:text-properties fo:font-variant="normal" fo:text-transform="none" fo:color="#000000" style:font-name="Times New Roman" fo:font-size="12pt" fo:letter-spacing="normal" fo:language="pt" fo:country="BR" fo:font-style="italic" fo:font-weight="normal" style:font-size-asian="12pt" style:font-style-asian="italic" style:font-weight-asian="normal" style:language-complex="ar" style:country-complex="SA" style:font-style-complex="italic" style:font-weight-complex="normal"/>
    </style:style>
    <style:style style:name="T17" style:family="text">
      <style:text-properties style:font-name="Times New Roman"/>
    </style:style>
    <style:style style:name="T18" style:family="text">
      <style:text-properties style:font-name="Times New Roman" fo:language="pt" fo:country="BR"/>
    </style:style>
    <style:style style:name="T19" style:family="text">
      <style:text-properties style:font-name="Times New Roman" fo:font-size="12pt" style:font-size-asian="12pt" style:font-size-complex="12pt"/>
    </style:style>
    <style:style style:name="T20" style:family="text">
      <style:text-properties style:font-name="Times New Roman" fo:font-size="12pt" fo:language="pt" fo:country="BR" style:font-size-asian="12pt" style:font-size-complex="12pt"/>
    </style:style>
    <style:style style:name="T21" style:family="text">
      <style:text-properties style:font-name="Times New Roman" fo:font-size="12pt" fo:language="pt" fo:country="BR" style:font-size-asian="12pt" style:font-size-complex="12pt" style:language-complex="ar" style:country-complex="SA"/>
    </style:style>
    <style:style style:name="T22" style:family="text">
      <style:text-properties style:font-name="Times New Roman" fo:font-size="12pt" fo:language="pt" fo:country="BR" fo:font-style="italic" style:font-size-asian="12pt" style:font-style-asian="italic" style:font-size-complex="12pt" style:font-style-complex="italic"/>
    </style:style>
    <style:style style:name="T23" style:family="text">
      <style:text-properties style:font-name="Times New Roman" fo:font-size="12pt" fo:language="pt" fo:country="BR" fo:font-style="italic" style:font-size-asian="12pt" style:font-style-asian="italic" style:font-size-complex="12pt" style:language-complex="ar" style:country-complex="SA" style:font-style-complex="italic"/>
    </style:style>
    <style:style style:name="T24" style:family="text">
      <style:text-properties style:font-name="Times New Roman" fo:font-size="12pt" fo:language="pt" fo:country="BR" fo:font-style="normal" style:font-size-asian="12pt" style:font-style-asian="normal" style:font-size-complex="12pt" style:language-complex="ar" style:country-complex="SA" style:font-style-complex="normal"/>
    </style:style>
    <style:style style:name="T25" style:family="text">
      <style:text-properties fo:font-size="12pt"/>
    </style:style>
    <style:style style:name="T26" style:family="text">
      <style:text-properties style:font-size-asian="12pt"/>
    </style:style>
    <style:style style:name="T27" style:family="text">
      <style:text-properties style:font-size-complex="12pt"/>
    </style:style>
    <style:style style:name="T28" style:family="text">
      <style:text-properties fo:font-style="normal" style:font-style-asian="normal" style:font-style-complex="normal"/>
    </style:style>
    <style:style style:name="T29" style:family="text">
      <style:text-properties fo:font-style="italic" style:font-style-asian="italic" style:font-style-complex="italic"/>
    </style:style>
    <style:style style:name="T30" style:family="text">
      <style:text-properties style:language-complex="ar" style:country-complex="SA"/>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licação de Scrum como Metodologia Ágil no Processo de Gerenciamento de Softwares desenvolvidos pela Universidade Federal do Paraná</text:p>
      <text:p text:style-name="P2"/>
      <text:p text:style-name="P16"><text:span text:style-name="T1">Eduardo Dimas Andrino Nogueira</text:span><text:span text:style-name="T2">1</text:span></text:p>
      <text:p text:style-name="P15"><text:span text:style-name="T1">Antônio Rodrigues Barros</text:span><text:span text:style-name="T4">1</text:span></text:p>
      <text:p text:style-name="P15"><text:span text:style-name="T1">Amarílio Motta Floriano</text:span><text:span text:style-name="T4">1</text:span><text:span text:style-name="T1"> </text:span></text:p>
      <text:p text:style-name="P15"><text:span text:style-name="T1"/></text:p>
      <text:p text:style-name="P3"/>
      <text:p text:style-name="P1"><text:span text:style-name="Address_20_Char"><text:span text:style-name="T3">1</text:span></text:span><text:span text:style-name="Address_20_Char"><text:span text:style-name="T17">Universidade Federal do Paraná (UFPR) </text:span></text:span></text:p>
      <text:p text:style-name="P10"><text:span text:style-name="Address_20_Char"><text:span text:style-name="T7">R. <text:s/>XV de Novembro, 1299 - Centro - CEP 80060-000 - </text:span></text:span><text:span text:style-name="Address_20_Char"><text:span text:style-name="T17">Curitiba </text:span></text:span><text:span text:style-name="Address_20_Char"><text:span text:style-name="T7">-</text:span></text:span><text:span text:style-name="Address_20_Char"><text:span text:style-name="T17"> PR </text:span></text:span><text:span text:style-name="Address_20_Char"><text:span text:style-name="T7">–</text:span></text:span><text:span text:style-name="Address_20_Char"><text:span text:style-name="T17"> Brasil</text:span></text:span></text:p>
      <text:p text:style-name="P1"><text:span text:style-name="Address_20_Char"><text:span text:style-name="T17"/></text:span></text:p>
      <text:h text:style-name="P13" text:outline-level="1"><text:span text:style-name="Address_20_Char"><text:span text:style-name="T20">Resumo</text:span></text:span></text:h>
      <text:p text:style-name="P8"><text:span text:style-name="Address_20_Char"><text:span text:style-name="T20"/></text:span></text:p>
      <text:p text:style-name="P19"><text:span text:style-name="Address_20_Char"><text:span text:style-name="T11">O Centro de Computação Eletrônica (CCE) tem por objetivo oferecer à comunidade acadêmica serviços na área de Tecnologia da Informação. N</text:span></text:span><text:span text:style-name="Address_20_Char"><text:span text:style-name="T12">ão havia um processo definido para atendimento aos usuários da comunidade acadêmica. As solicitações que chegavam ao CCE não tinham qualquer tipo de rastreabilidade, acompanhamento ou verificação de qualidade de atendimento, dificultando o controle e gerenciamento das mesmas, uma vez que não havia qualquer forma de registro desses atendimentos. Percebeu-se então a necessidade de, primeiramente, desenvolver um processo de atendimento às solicitações da comunidade acadêmica e, para suportar esse processo, seria necessário desenvolver uma ferramenta para abertura, acompanhamento, atendimento, controle e gerenciamento de chamados. O processo de desenvolvimento de software utilizado na Divisão de Sistemas de Informação foi aplicado para elaboração e construção do </text:span></text:span><text:span text:style-name="Address_20_Char"><text:span text:style-name="T13"><text:s/>projeto </text:span></text:span><text:span text:style-name="Address_20_Char"><text:span text:style-name="T16">CCE Service Desk, </text:span></text:span><text:span text:style-name="Address_20_Char"><text:span text:style-name="T10">que mostrou-se eficiente ao cumprir seus objetivos de melhoria da qualidade dos serviços oferecidos pelo CCE, permitindo uma melhor definição e distribuição das atividades entre as divisões deste centro, propiciando rastreabilidade das solicitações dos usuários e oferecendo ao gestores uma ferramenta que oferece informações importantes que podem contribuir sobretudo para o apoiar as tomadas de decisão desses gerentes.</text:span></text:span></text:p>
      <text:p text:style-name="P1"><text:span text:style-name="Address_20_Char"><text:span text:style-name="T18"/></text:span></text:p>
      <text:section text:style-name="Sect1" text:name="Seção1">
        <text:h text:style-name="P11" text:outline-level="1">1. Introdução</text:h>
        <text:p text:style-name="P18"><text:span text:style-name="T5"><text:tab/>O Centro de Computação Eletrônica (CCE), Órgão Suplementar da Universidade Federal do Paraná (UFPR), tem por objetivo oferecer à comunidade acadêmica serviços na área de Tecnologia da Informação, como correio eletrônico, redes, desenvolvimento e hospedagem e de </text:span><text:span text:style-name="T6">websites</text:span><text:span text:style-name="T5">, manutenção de equipamentos, suporte ao Sistema de Informações para o Ensino (SIE), suporte a VoIP e videoconferência, bem como <text:s/>projeto e desenvolvimento de sistemas.</text:span></text:p>
        <text:p text:style-name="P18"><text:span text:style-name="T5"><text:tab/>Esses serviços são oferecidos por seis divisões que compõe o CCE: Divisão de Apoio ao Usuário (DAU), Divisão de Web Design (DWD), Divisão de Manutenção de Equipamentos (DME), <text:s/>Divisão de Sistemas de Informação (DSI), Divisão de Redes Digitais (DRD) e Divisão de Suporte a Serviços (DSS).</text:span></text:p>
        <text:p text:style-name="P18"><text:span text:style-name="T5"><text:tab/>Até o início de 2011, não havia um processo definido para atendimento aos usuários da comunidade acadêmica. As solicitações que chegavam ao CCE, através da DAU ou de qualquer uma das outras divisões, não tinham qualquer tipo de rastreabilidade, acompanhamento ou verificação de qualidade de atendimento, dificultando o controle e gerenciamento das mesmas, que eram atendidas por telefone, e-mail ou pessoalmente, não havendo qualquer forma de registro desses atendimentos.</text:span></text:p>
        <text:p text:style-name="P18"><text:span text:style-name="T5"><text:tab/>Um outro problema estava relacionado a distribuição de serviços. A própria Divisão de Apoio ao Usuário não tinha conhecimento, muitas vezes, de qual divisão era responsável pela resolução de determinado serviço ou problema.</text:span></text:p>
        <text:p text:style-name="P18"><text:span text:style-name="T5"><text:tab/>Percebeu-se então a necessidade de, primeiramente, desenvolver um processo de atendimento às solicitações da comunidade acadêmica e, para suportar esse processo, seria necessário desenvolver uma ferramenta para abertura, acompanhamento, atendimento, controle e </text:span><text:soft-page-break/><text:span text:style-name="T5">gerenciamento de chamados. Esse projeto, desenvolvido pela Divisão de Sistemas de Informação (DSI), tinha como principal objetivo melhorar a qualidade dos serviços oferecidos pelo CCE, através da melhoria da qualidade de atendimento das solicitações dos usuários, rastreabilidade das solicitações e controle da demanda dos serviços oferecidos pelas divisões do CCE.</text:span></text:p>
        <text:p text:style-name="P18"><text:span text:style-name="T5"><text:tab/>Este trabalho tem como objetivo descrever como esse conjunto processo/ferramenta foi implementado dentro do CCE e quais foram os resultados alcançados com a implementação desse conjunto.</text:span></text:p>
        <text:p text:style-name="P18"><text:span text:style-name="T5"><text:tab/></text:span></text:p>
        <text:h text:style-name="P11" text:outline-level="1">2. Metodologia</text:h>
        <text:p text:style-name="P7"><text:span text:style-name="T20"/></text:p>
        <text:p text:style-name="P7"><text:span text:style-name="T20"><text:tab/>A metodologia utilizada para o desenvolvimento da ferramenta </text:span><text:span text:style-name="T22">CCE Service Desk</text:span><text:span text:style-name="T20"> foi o processo de Desenvolvimento de Software utilizado no DSI. Após a análise da demanda, onde foi feita a aprovação da proposta do cliente para construção da ferramenta, iniciaram-se, paralelamente, as fases de Gerenciamento de Projeto, Análise de Negócio, Levantamento de Requisitos.</text:span></text:p>
        <text:p text:style-name="P7"><text:span text:style-name="T20"><text:tab/>Para a fase de gerenciamento de projetos adotado foi o Scrum, um </text:span><text:span text:style-name="T22">framework</text:span><text:span text:style-name="T20"> para </text:span><text:span text:style-name="T8">gerenciamento ágil de projetos ágeis adaptado para a área de desenvolvimento de software por Ken Schwaber, percebendo que</text:span><text:span text:style-name="T14"> projetos usando equipes pequenas e multidisciplinares produziram os melhores resultados. </text:span><text:span text:style-name="T8">O manifesto para o desenvolvimento ágil de software baseia-se em uma quadra de valores, privilegiando os indivíduos e a interação entre eles mais do que processos e ferramentas; o software em funcionamento mais do que uma documentação abrangente; a colaboração com o cliente mais do que a negociação de contratos e; a resposta a mudanças mais do que a fidelidade a um plano [1].</text:span></text:p>
        <text:p text:style-name="P7"><text:span text:style-name="T8"><text:tab/>Na fase de análise de negócios, utilizou-se a notação BPM (</text:span><text:span text:style-name="T15">Business Process Modeling</text:span><text:span text:style-name="T8">) para modelar o processo para o qual a ferramenta daria suporte. O processo se inicia com a abertura do chamado, que é feita pelo solicitante. Nessa fase do processo, o solicitante confirma suas informações pessoais e de contato, seleciona uma das categorias de serviço oferecidas e detalha sua solicitação, existindo a possibilidade de incluir anexos que auxiliem no entendimento da solicitação e/ou problema.</text:span></text:p>
        <text:p text:style-name="P7"><text:span text:style-name="T8"><text:tab/>Todos os chamados abertos são automaticamente encaminhados para a unidade de atendimento de primeiro nível, a Divisão de Apoio ao Usuário (DAU). Caso a DAU consiga resolver a solicitação do usuário, o chamado é então atribuído ao atendente da DAU responsável, que atende ao chamado e devolve o chamado ao solicitante para que o chamado possa ser avaliado. <text:tab/>Enquanto faz o atendimento, o atendente pode ainda atribuir o chamado ao solicitante para que alguma informação adicional necessária ao atendimento possa ser concedida.</text:span></text:p>
        <text:p text:style-name="P7"><text:span text:style-name="T8"><text:tab/>Caso a DAU não consiga atender ao chamado, pode ser requisitada a intervenção de uma área mais especializada, de atendimento de segundo nível, a saber: Divisão de Web Design (DWD), Divisão de Manutenção de Equipamentos (DME), <text:s/>Divisão de Sistemas de Informação (DSI), Divisão de Redes Digitais (DRD) e Divisão de Suporte a Serviços (DSS). Quando a intervenção é necessária, o chamado é então encaminhado para uma dessas áreas de atendimento, que podem encaminhar os chamados entre si, até que o mesmo seja resolvido. Nesse momento, o chamado é então devolvido ao solicitante para avaliação.</text:span></text:p>
        <text:p text:style-name="P7"><text:span text:style-name="T8"><text:tab/>Os requisitos foram levantados à medida em que o processo era definido na fase de análise de negócios, gerando os seguintes módulos de desenvolvimento: Abertura, Acompanhamento, Atendimento, Avaliação, Administração e Gerenciamento.</text:span></text:p>
        <text:p text:style-name="P7"><text:span text:style-name="T8"><text:tab/>A fase de desenvolvimento também foi apoiada também pela metodologia Scrum. </text:span><text:span text:style-name="T1">No início de cada Sprint (período de desenvolvimento de 3 semanas), os requisitos do módulo a ser desenvolvido nesse intervalo eram detalhados com o cliente. Após essa etapa inicial do Sprint, ocorreu o desenvolvimento propriamente dito da aplicação, em que as tarefas definidas no início do mesmo eram executadas seguindo o cronograma definido. No final dos Sprints, eram <text:s/>entregues módulos funcionais do produto de software. Além disso, o módulo desenvolvido era apresentado ao cliente e uma reunião de revisão era realizada entre os desenvolvedores e o gerente do projeto para </text:span><text:soft-page-break/><text:span text:style-name="T1">levantar as possíveis melhorias no processo, as quais eram aplicadas já nos Sprints seguintes. </text:span><text:span text:style-name="T8">O ciclo se repete em todos os Sprints procedentes, até que todos os módulos da aplicação tivessem sido desenvolvidos [2].</text:span><text:span text:style-name="T20"><text:tab/></text:span></text:p>
        <text:p text:style-name="P7"><text:span text:style-name="T20"/></text:p>
        <text:h text:style-name="P14" text:outline-level="1"><text:span text:style-name="T19">3. Resultados e Discussão</text:span></text:h>
        <text:p text:style-name="P7"><text:span text:style-name="T20"/></text:p>
        <text:p text:style-name="P17"><text:tab/>Apesar de a fase de desenvolvimento ter sido concluída, a ferramenta encontra-se ainda em fase de homologação, com previsão para entrada em produção no final do mês me março de 2012. Apesar disso, já foi possível obter um <text:span text:style-name="T29">feedback</text:span> dos colaboradores do CCE no período em que foi realizado o treinamento para aplicação do processo e utilização da ferramenta <text:span text:style-name="T29">CCE Service Desk.</text:span></text:p>
        <text:p text:style-name="P17"><text:span text:style-name="T29"><text:tab/></text:span><text:span text:style-name="T28">Na fase de homologação, onde foi possível fazer apenas solicitações internas (apenas tendo como solicitantes usuários do próprio CCE), <text:s/>já foram percebidas algumas vantagens que eram esperadas após a implantação desse novo processo. A primeira vantagem, obtida ainda na fase de desenvolvimento, foi uma definição do portfólio de serviços oferecidos pelas divisões do CCE, que até então não eram muito claros. Com essa definição, cada unidade passou a atender solicitações que eram apenas de sua responsabilidade, havendo uma melhoria na qualidade de atendimento e melhor equilíbrio em relação a quantidade de solicitações atendidas por cada unidade.</text:span></text:p>
        <text:p text:style-name="P17"><text:span text:style-name="T28"><text:tab/>A rastreabilidade das solicitações também foi outra vantagem bastante evidente. Através da consulta do histórico de atendimento de determinado chamado, o usuário poderia acompanhar o que estava sendo feito para a resolução do problema, eliminando a falsa impressão que de nada estava sendo feito.</text:span></text:p>
        <text:p text:style-name="P17"><text:span text:style-name="T28"><text:tab/>Os gráficos e indicadores gerados com base nos dados colhidos pelo sistema também foram fundamentais para melhor controle e gerenciamento do atendimento de chamados. Através desses elementos, passou a ser possível identificar quais são os serviços mais requisitados, os atendentes mais eficientes, as áreas mais bem avaliadas, os status dos chamados por área de atendimento. Além disso, através da identificação da causa de abertura dos chamados no momento do atendimento, foi possível identificar alguns problemas recorrentes e evitar que novos chamados fosse abertos realizando-se ações sobre a causa raiz desses problemas.</text:span></text:p>
        <text:p text:style-name="P17"><text:span text:style-name="T28"><text:tab/>Observou-se também a resistência de algumas pessoas à mudança no processo de atendimento de chamados, o que já era até certo ponto esperado pelo fato de que a saída da zona de conforto não ser bem vista por algumas pessoas, comportamento que faz parte da própria natureza humana. <text:s/>Entretanto, trabalhou-se para que o processo não fosse de forma alguma imposto, mas sim convencendo essas pessoas mostrando as vantagens de utilização do </text:span><text:span text:style-name="T29">CCE Service Desk.</text:span></text:p>
        <text:p text:style-name="P17"><text:span text:style-name="T28"/></text:p>
        <text:h text:style-name="P12" text:outline-level="1">4. Conclusão</text:h>
        <text:p text:style-name="P7"><text:span text:style-name="T21"/></text:p>
        <text:p text:style-name="P7"><text:span text:style-name="T21"><text:tab/>O projeto </text:span><text:span text:style-name="T23">CCE Service Desk </text:span><text:span text:style-name="T24">mostrou-se eficiente ao cumprir seus objetivos de </text:span><text:span text:style-name="T9">melhoria da qualidade dos serviços oferecidos pelo CCE, permitindo uma melhor definição e distribuição das atividades entre as divisões deste centro, propiciando rastreabilidade das solicitações dos usuários e oferecendo ao gestores uma ferramenta que oferece informações importantes que podem contribuir sobretudo para o apoiar as tomadas de decisão desses gerentes.</text:span></text:p>
        <text:p text:style-name="P7"><text:span text:style-name="T9"/></text:p>
        <text:p text:style-name="P7"><text:span text:style-name="T9"/></text:p>
        <text:p text:style-name="P4"><text:tab/></text:p>
        <text:p text:style-name="P17"/>
        <text:h text:style-name="P12" text:outline-level="1">5. Referências</text:h>
        <text:p text:style-name="P7"><text:span text:style-name="T21"/></text:p>
        <text:p text:style-name="P6">[1] Manifesto Ágil. Disponível em www.agilemanifesto.org. Acesso em 14/03/2012.</text:p>
        <text:p text:style-name="P6">[2] Aplicação de Scrum como Metodologia Ágil no Processo de Gerenciamento de Softwares desenvolvidos pela Universidade Federal do Paraná. Relato V Workshop de TIC das IFES.</text:p>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text-align="justify" style:justify-single-word="false" fo:orphans="2" fo:widows="2" style:writing-mode="lr-tb">
        <style:tab-stops>
          <style:tab-stop style:position="1.27cm"/>
        </style:tab-stops>
      </style:paragraph-properties>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left="0.801cm" fo:margin-right="0.801cm" fo:margin-top="0.212cm" fo:margin-bottom="0.212cm" fo:text-align="center" style:justify-single-word="false" fo:text-indent="0cm" style:auto-text-indent="false"/>
      <style:text-properties style:font-name="Helvetica"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fo:line-height="100%" fo:keep-with-next="always"/>
      <style:text-properties style:font-name="Helvetica"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cm" fo:line-height="100%" fo:keep-with-next="always"/>
      <style:text-properties style:font-name="Arial"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cm"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Author" style:family="paragraph" style:parent-style-name="Standard">
      <style:paragraph-properties fo:margin-top="0.423cm" fo:margin-bottom="0cm"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fo:text-align="center" style:justify-single-word="false"/>
      <style:text-properties fo:language="pt" fo:country="BR"/>
    </style:style>
    <style:style style:name="Email" style:family="paragraph" style:parent-style-name="Standard">
      <style:paragraph-properties fo:margin-top="0.212cm" fo:margin-bottom="0.212cm" fo:text-align="center" style:justify-single-word="false"/>
      <style:text-properties style:font-name="Courier New" fo:font-size="10pt" style:font-size-asian="10pt"/>
    </style:style>
    <style:style style:name="Abstract" style:family="paragraph" style:parent-style-name="Standard">
      <style:paragraph-properties fo:margin-left="0.801cm" fo:margin-right="0.801cm" fo:margin-top="0.212cm" fo:margin-bottom="0.212cm"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zxx" fo:country="none" style:language-asian="zxx"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tem_20_com_20_bullet" style:display-name="Item com bullet" style:family="paragraph" style:parent-style-name="Standard" style:list-style-name="WW8Num16">
      <style:paragraph-properties fo:text-align="justify" style:justify-single-word="false"/>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Fonte_20_parág._20_padrão" style:display-name="Fonte parág. padrão" style:family="text"/>
    <style:style style:name="Address_20_Char" style:display-name="Address Char" style:family="text" style:parent-style-name="Fonte_20_parág._20_padrão">
      <style:text-properties style:font-name="Times" fo:font-size="12pt" fo:language="pt" fo:country="BR" style:font-size-asian="12pt"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3.501cm" fo:margin-bottom="2.50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Standard">Proceedings of the XII SIBGRAPI (October 1999) 101-104</text:p>
      </style:footer>
    </style:master-page>
    <style:master-page style:name="Converter_20_1" style:display-name="Converter 1" style:page-layout-name="Mpm2">
      <style:header>
        <text:p text:style-name="Header"/>
      </style:header>
      <style:footer>
        <text:p text:style-name="Standard">Proceedings of the XII SIBGRAPI (October 1999) 101-1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struções aos Autores de Contribuições para o SIBGRAPI</dc:title>
    <meta:initial-creator>Sociedade Brasileira de Computação</meta:initial-creator>
    <meta:creation-date>2008-09-18T11:54:00</meta:creation-date>
    <dc:date>2012-03-21T16:37:19.61</dc:date>
    <meta:print-date>2005-03-16T23:14:00</meta:print-date>
    <meta:editing-cycles>22</meta:editing-cycles>
    <meta:editing-duration>PT11H21M18S</meta:editing-duration>
    <meta:generator>BrOffice.org/3.2$Win32 OpenOffice.org_project/320m18$Build-9502</meta:generator>
    <dc:creator>Eduardo Nogueira</dc:creator>
    <meta:document-statistic meta:table-count="0" meta:image-count="0" meta:object-count="0" meta:page-count="3" meta:paragraph-count="38" meta:word-count="1623" meta:character-count="10962"/>
    <meta:user-defined meta:name="Informações 1"/>
    <meta:user-defined meta:name="Informações 2"/>
    <meta:user-defined meta:name="Informações 3"/>
    <meta:user-defined meta:name="Informações 4"/>
  </office:meta>
</office:document-meta>
</file>